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Times New Roman" fo:font-size="11pt" fo:letter-spacing="normal" fo:font-style="normal" style:text-underline-style="none" fo:font-weight="normal" style:font-size-asian="11pt" style:font-size-complex="11pt"/>
    </style:style>
    <style:style style:name="P2"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style>
    <style:style style:name="T1" style:family="text">
      <style:text-properties fo:font-variant="normal" fo:text-transform="none"/>
    </style:style>
    <style:style style:name="T2" style:family="text">
      <style:text-properties fo:font-variant="normal" fo:text-transform="none" fo:color="#333333" style:font-name="Times New Roman" fo:font-size="11pt" fo:letter-spacing="normal" fo:font-style="normal" style:text-underline-style="none" fo:font-weight="normal" style:font-size-asian="11pt" style:font-size-complex="11pt"/>
    </style:style>
    <style:style style:name="T3" style:family="text">
      <style:text-properties fo:font-variant="normal" fo:text-transform="none" fo:color="#333333" style:font-name="Times New Roman" fo:font-size="11pt" fo:letter-spacing="normal" fo:font-style="normal" style:text-underline-style="none" fo:font-weight="normal" style:font-size-asian="11pt" style:font-style-asian="normal" style:font-size-complex="11pt" style:font-style-complex="normal"/>
    </style:style>
    <style:style style:name="T4" style:family="text">
      <style:text-properties fo:font-variant="normal" fo:text-transform="none" fo:color="#333333" style:font-name="Times New Roman" fo:font-size="11pt" fo:letter-spacing="normal" fo:font-style="italic" style:text-underline-style="none" fo:font-weight="normal" style:font-size-asian="11pt" style:font-style-asian="italic" style:font-size-complex="11pt" style:font-style-complex="italic"/>
    </style:style>
    <style:style style:name="T5" style:family="text">
      <style:text-properties fo:font-variant="normal" fo:text-transform="none" fo:color="#333333" style:text-position="super 58%" style:font-name="Times New Roman" fo:font-size="11pt" fo:letter-spacing="normal" fo:font-style="normal" style:text-underline-style="none" fo:font-weight="normal" style:font-size-asian="11pt" style:font-size-complex="11pt"/>
    </style:style>
    <style:style style:name="T6" style:family="text">
      <style:text-properties fo:font-variant="normal" fo:text-transform="none" fo:color="#333333" style:font-name="Arial1" fo:font-size="9pt" fo:letter-spacing="normal" fo:font-style="normal" style:text-underline-style="none" fo:font-weight="normal" style:font-size-asian="11pt" style:font-size-complex="11pt"/>
    </style:style>
    <style:style style:name="T7" style:family="text">
      <style:text-properties fo:color="#333333"/>
    </style:style>
    <style:style style:name="T8" style:family="text">
      <style:text-properties style:font-name="Times New Roman"/>
    </style:style>
    <style:style style:name="T9" style:family="text">
      <style:text-properties fo:font-size="11pt"/>
    </style:style>
    <style:style style:name="T10" style:family="text">
      <style:text-properties fo:font-size="11pt" style:font-size-asian="11pt" style:font-size-complex="11pt"/>
    </style:style>
    <style:style style:name="T11" style:family="text">
      <style:text-properties fo:letter-spacing="normal"/>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size-asian="11pt"/>
    </style:style>
    <style:style style:name="T16" style:family="text">
      <style:text-properties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tulan Zaman<text:line-break/>68 Cardill Crescent<text:line-break/>Waterloo, ON, N2L3Y6<text:line-break/>+12268080739<text:line-break/>a3zaman@uwaterloo.ca<text:line-break/><text:line-break/>May 20</text:span><text:span text:style-name="T5">th</text:span><text:span text:style-name="T2">, 2013<text:line-break/><text:line-break/>Endeca Technologies/Oracle .<text:line-break/></text:span><text:span text:style-name="T10">70 Innerbelt Rd<text:line-break/>Somerville, MA 02143</text:span></text:p>
      <text:p text:style-name="P1"/>
      <text:p text:style-name="P1">Dear Sir or Madam:</text:p>
      <text:p text:style-name="P1">I am interested in working with Endeca Technologies team because of your expertise in “Big Data” and Data Mining in application of a Business Intelligence. My career and research interest in recent academic history has been related to that and I want get experience in working closely with the industry in this area. Endeca is among the strongest companies in the industry in this area so this is one of my prime internship targets.</text:p>
      <text:p text:style-name="P1">For recent co-ops I have worked with working on data modeling and visualization based on relational models and also some involvement in research on learning techniques for recommender systems. Application of these topics for prototyping and simulation has also given me the technical knowledge to work on these areas and I believe can use these skills from academic research, along with my industry experience in designing automated testing frameworks to contribute at Endeca as well as fulfill my desire in learn more about this area.</text:p>
      <text:p text:style-name="Text_20_body"><text:span text:style-name="T2">My recent works included creation of a generic scheduling system for the </text:span><text:span text:style-name="T4">Whitehead Institute </text:span><text:span text:style-name="T3">in MIT using the </text:span><text:span text:style-name="T4">Alloy</text:span><text:span text:style-name="T3"> relational modeling language with its SAT solving engine. I was also responsible for extending the relational <text:s/>model visualizer for </text:span><text:span text:style-name="T4">Alloy</text:span><text:span text:style-name="T3"> which required exploring many Static Analysis techniques for property inference and layouting algorithm design. Most of this work was done using the Java APIs. In my Winter 2013 co-op I was working with Dr. Mu Zhu of University of Waterloo on recommender systems based on large data models for research on </text:span><text:span text:style-name="T4">Data Mining</text:span><text:span text:style-name="T3"> using </text:span><text:span text:style-name="T4">Support Vector Machines </text:span><text:span text:style-name="T3">and</text:span><text:span text:style-name="T4"> Kernel Method. </text:span><text:span text:style-name="T3">Most of this work <text:s/>involved modeling and simulation done using MATLAB APIs. Currently the focus of my ongoing research with Dr. Derek Rayside is exploring how to improve a Multi-objective Optimization algorithm by exploring several SAT solver optimization techniques and other optimization algorithms based on mathematical models. My work on the </text:span><text:span text:style-name="T4">Alloy Visualizer </text:span><text:span text:style-name="T3">is currently under review for <text:s/>publication in </text:span><text:span text:style-name="T4">VISSOFT '13</text:span><text:span text:style-name="T3"> conference as first author, and I plan to publish at least another paper while in undergrad regarding my work on Multi-objective Optimization.</text:span></text:p>
      <text:p text:style-name="P1">I value learning and innovation the most over financial objectives, which is why I chose to work on unpaid research positions for co-op terms, because I wanted to perform challenging engineering work on the areas that I was interested in that had a direct influence on users and the industry. I bring the same fundamentals when I am coming to Endeca because I want to work along side people who share a similar passion for the field as I do, and take away as much intellectual value and contribution from it as possible.</text:p>
      <text:p text:style-name="P1">I look forward to hearing from you, and <text:s/>further share my qualifications and interests in a more personal interaction.</text:p>
      <text:p text:style-name="P1"/>
      <text:p text:style-name="P1">Sincerely,<text:line-break/>Atulan Z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ulan </meta:initial-creator>
    <meta:creation-date>2013-05-16T17:48:25</meta:creation-date>
    <dc:date>2013-05-20T19:13:49</dc:date>
    <dc:creator>Atulan </dc:creator>
    <meta:editing-duration>PT5H46M15S</meta:editing-duration>
    <meta:editing-cycles>2</meta:editing-cycles>
    <meta:generator>LibreOffice/3.4$Linux LibreOffice_project/340m1$Build-402</meta:generator>
    <meta:document-statistic meta:table-count="0" meta:image-count="0" meta:object-count="0" meta:page-count="1" meta:paragraph-count="8" meta:word-count="483" meta:character-count="3000" meta:non-whitespace-character-count="2519"/>
  </office:meta>
</office:document-meta>
</file>